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list-style-name="LFO32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32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32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32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33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33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33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33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34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34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34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34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35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35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5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35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36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36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36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36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37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37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37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37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list-style-name="LFO38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list-style-name="LFO38" style:family="paragraph"/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list-style-name="LFO38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38" style:family="paragraph"/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list-style-name="LFO39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39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name="P61" style:parent-style-name="Normal" style:list-style-name="LFO39" style:family="paragraph"/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39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list-style-name="LFO40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list-style-name="LFO40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list-style-name="LFO40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40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41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42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Normal" style:list-style-name="LFO42" style:family="paragraph"/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list-style-name="LFO42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43" style:family="paragraph"/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44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44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44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45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46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46" style:family="paragraph"/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46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list-style-name="LFO47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48" style:family="paragraph"/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Normal" style:list-style-name="LFO48" style:family="paragraph"/>
    <style:style style:name="T102" style:parent-style-name="Policepardéfaut" style:family="text">
      <style:text-properties fo:font-weight="bold" style:font-weight-asian="bold" style:font-weight-complex="bold"/>
    </style:style>
    <style:style style:name="P103" style:parent-style-name="Normal" style:list-style-name="LFO48" style:family="paragraph"/>
    <style:style style:name="T104" style:parent-style-name="Policepardéfaut" style:family="text">
      <style:text-properties fo:font-weight="bold" style:font-weight-asian="bold" style:font-weight-complex="bold"/>
    </style:style>
    <style:style style:name="P105" style:parent-style-name="Normal" style:list-style-name="LFO49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50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Normal" style:list-style-name="LFO50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list-style-name="LFO50" style:family="paragraph"/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list-style-name="LFO51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Normal" style:list-style-name="LFO52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Normal" style:list-style-name="LFO52" style:family="paragraph"/>
    <style:style style:name="T118" style:parent-style-name="Policepardéfaut" style:family="text">
      <style:text-properties fo:font-weight="bold" style:font-weight-asian="bold" style:font-weight-complex="bold"/>
    </style:style>
    <style:style style:name="P119" style:parent-style-name="Normal" style:list-style-name="LFO52" style:family="paragraph"/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list-style-name="LFO53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54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list-style-name="LFO54" style:family="paragraph"/>
    <style:style style:name="T126" style:parent-style-name="Policepardéfaut" style:family="text">
      <style:text-properties fo:font-weight="bold" style:font-weight-asian="bold" style:font-weight-complex="bold"/>
    </style:style>
    <style:style style:name="P127" style:parent-style-name="Normal" style:list-style-name="LFO54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list-style-name="LFO55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Normal" style:list-style-name="LFO56" style:family="paragraph"/>
    <style:style style:name="T132" style:parent-style-name="Policepardéfaut" style:family="text">
      <style:text-properties fo:font-weight="bold" style:font-weight-asian="bold" style:font-weight-complex="bold"/>
    </style:style>
    <style:style style:name="P133" style:parent-style-name="Normal" style:list-style-name="LFO56" style:family="paragraph"/>
    <style:style style:name="T134" style:parent-style-name="Policepardéfaut" style:family="text">
      <style:text-properties fo:font-weight="bold" style:font-weight-asian="bold" style:font-weight-complex="bold"/>
    </style:style>
    <style:style style:name="P135" style:parent-style-name="Normal" style:list-style-name="LFO56" style:family="paragraph"/>
    <style:style style:name="T136" style:parent-style-name="Policepardéfaut" style:family="text">
      <style:text-properties fo:font-weight="bold" style:font-weight-asian="bold" style:font-weight-complex="bold"/>
    </style:style>
    <style:style style:name="P137" style:parent-style-name="Normal" style:list-style-name="LFO57" style:family="paragraph"/>
    <style:style style:name="T138" style:parent-style-name="Policepardéfaut" style:family="text">
      <style:text-properties fo:font-weight="bold" style:font-weight-asian="bold" style:font-weight-complex="bold"/>
    </style:style>
    <style:style style:name="P139" style:parent-style-name="Normal" style:list-style-name="LFO58" style:family="paragraph"/>
    <style:style style:name="T140" style:parent-style-name="Policepardéfaut" style:family="text">
      <style:text-properties fo:font-weight="bold" style:font-weight-asian="bold" style:font-weight-complex="bold"/>
    </style:style>
    <style:style style:name="P141" style:parent-style-name="Normal" style:list-style-name="LFO58" style:family="paragraph"/>
    <style:style style:name="T142" style:parent-style-name="Policepardéfaut" style:family="text">
      <style:text-properties fo:font-weight="bold" style:font-weight-asian="bold" style:font-weight-complex="bold"/>
    </style:style>
    <style:style style:name="P143" style:parent-style-name="Normal" style:list-style-name="LFO58" style:family="paragraph"/>
    <style:style style:name="T144" style:parent-style-name="Policepardéfaut" style:family="text">
      <style:text-properties fo:font-weight="bold" style:font-weight-asian="bold" style:font-weight-complex="bold"/>
    </style:style>
    <style:style style:name="P145" style:parent-style-name="Normal" style:list-style-name="LFO59" style:family="paragraph"/>
    <style:style style:name="T146" style:parent-style-name="Policepardéfaut" style:family="text">
      <style:text-properties fo:font-weight="bold" style:font-weight-asian="bold" style:font-weight-complex="bold"/>
    </style:style>
    <style:style style:name="P147" style:parent-style-name="Normal" style:list-style-name="LFO60" style:family="paragraph"/>
    <style:style style:name="T148" style:parent-style-name="Policepardéfaut" style:family="text">
      <style:text-properties fo:font-weight="bold" style:font-weight-asian="bold" style:font-weight-complex="bold"/>
    </style:style>
    <style:style style:name="P149" style:parent-style-name="Normal" style:list-style-name="LFO60" style:family="paragraph"/>
    <style:style style:name="T150" style:parent-style-name="Policepardéfaut" style:family="text">
      <style:text-properties fo:font-weight="bold" style:font-weight-asian="bold" style:font-weight-complex="bold"/>
    </style:style>
    <style:style style:name="P151" style:parent-style-name="Normal" style:list-style-name="LFO60" style:family="paragraph"/>
    <style:style style:name="T152" style:parent-style-name="Policepardéfaut" style:family="text">
      <style:text-properties fo:font-weight="bold" style:font-weight-asian="bold" style:font-weight-complex="bold"/>
    </style:style>
    <style:style style:name="P153" style:parent-style-name="Normal" style:list-style-name="LFO61" style:family="paragraph"/>
    <style:style style:name="T154" style:parent-style-name="Policepardéfaut" style:family="text">
      <style:text-properties fo:font-weight="bold" style:font-weight-asian="bold" style:font-weight-complex="bold"/>
    </style:style>
    <style:style style:name="P155" style:parent-style-name="Normal" style:list-style-name="LFO62" style:family="paragraph"/>
    <style:style style:name="T156" style:parent-style-name="Policepardéfaut" style:family="text">
      <style:text-properties fo:font-weight="bold" style:font-weight-asian="bold" style:font-weight-complex="bold"/>
    </style:style>
    <style:style style:name="P157" style:parent-style-name="Normal" style:list-style-name="LFO62" style:family="paragraph"/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Normal" style:list-style-name="LFO62" style:family="paragraph"/>
    <style:style style:name="T160" style:parent-style-name="Policepardéfaut" style:family="text">
      <style:text-properties fo:font-weight="bold" style:font-weight-asian="bold" style:font-weight-complex="bold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list text:style-name="LFO32" text:continue-numbering="true">
        <text:list-item>
          <text:p text:style-name="P1"><text:span text:style-name="T2">Les récifs coralliens</text:span></text:p>
          <text:list text:continue-numbering="true">
            <text:list-item>
              <text:p text:style-name="P3"><text:span text:style-name="T4">Question :</text:span><text:s/>"Coucou, c’est nous, les récifs coralliens ! On est super durs et on soutient tout un écosystème marin. Si on était dans ton corps, on serait quoi ?"<text:line-break/>a) Les muscles<text:line-break/>b) Les os<text:line-break/>c) Les cheveux<text:line-break/>d) Les veines</text:p>
            </text:list-item>
            <text:list-item>
              <text:p text:style-name="P5"><text:span text:style-name="T6">Réponse :</text:span><text:s/>b) Les os.</text:p>
            </text:list-item>
            <text:list-item>
              <text:p text:style-name="P7"><text:span text:style-name="T8">Explication :</text:span><text:s/>Les récifs coralliens agissent comme un squelette sous-marin qui soutient la vie marine, tout comme les os soutiennent le corps humain.</text:p>
            </text:list-item>
          </text:list>
        </text:list-item>
      </text:list>
      <text:p text:style-name="Normal"><draw:custom-shape svg:x="0in" svg:y="0in" svg:width="44.06736in" svg:height="0.00139in" draw:z-index="0" draw:id="id0" draw:style-name="a0" draw:name="Horizontal Line 250" text:anchor-type="as-char"><svg:title/><svg:desc/><draw:enhanced-geometry draw:type="non-primitive" svg:viewBox="0 0 21600 21600" draw:enhanced-path="M 0 0 L 21600 0 21600 21600 0 21600 Z N"/></draw:custom-shape></text:p>
      <text:list text:style-name="LFO33" text:continue-numbering="true">
        <text:list-item>
          <text:p text:style-name="P9"><text:span text:style-name="T10">Le Gulf Stream</text:span></text:p>
          <text:list text:continue-numbering="true">
            <text:list-item>
              <text:p text:style-name="P11"><text:span text:style-name="T12">Question :</text:span><text:s/>"Salut, je suis un courant chaud qui transporte de l’énergie et je régule le climat. Si j’étais dans ton corps, tu me trouverais où ?"<text:line-break/>a) Dans tes artères<text:line-break/>b) Dans ton estomac<text:line-break/>c) Dans tes poumons<text:line-break/>d) Dans ton cerveau</text:p>
            </text:list-item>
            <text:list-item>
              <text:p text:style-name="P13"><text:span text:style-name="T14">Réponse :</text:span><text:s/>a) Dans tes artères.</text:p>
            </text:list-item>
            <text:list-item>
              <text:p text:style-name="P15"><text:span text:style-name="T16">Explication :</text:span><text:s/>Le Gulf Stream transporte la chaleur et l'énergie dans l'océan, comme les artères transportent le sang oxygéné dans ton corps.</text:p>
            </text:list-item>
          </text:list>
        </text:list-item>
      </text:list>
      <text:p text:style-name="Normal"><draw:custom-shape svg:x="0in" svg:y="0in" svg:width="44.06736in" svg:height="0.00139in" draw:z-index="0" draw:id="id1" draw:style-name="a1" draw:name="Horizontal Line 251" text:anchor-type="as-char"><svg:title/><svg:desc/><draw:enhanced-geometry draw:type="non-primitive" svg:viewBox="0 0 21600 21600" draw:enhanced-path="M 0 0 L 21600 0 21600 21600 0 21600 Z N"/></draw:custom-shape></text:p>
      <text:list text:style-name="LFO34" text:continue-numbering="true">
        <text:list-item>
          <text:p text:style-name="P17"><text:span text:style-name="T18">Les mangroves</text:span></text:p>
          <text:list text:continue-numbering="true">
            <text:list-item>
              <text:p text:style-name="P19"><text:span text:style-name="T20">Question :</text:span><text:s/>"Hey, moi, je filtre l’eau, je nettoie les polluants, et je protège les côtes des tempêtes. À ton avis, je ressemble à quoi dans ton corps ?"<text:line-break/>a) Tes reins<text:line-break/>b) Ton foie<text:line-break/>c) Tes poumons<text:line-break/>d) Ton cerveau</text:p>
            </text:list-item>
            <text:list-item>
              <text:p text:style-name="P21"><text:span text:style-name="T22">Réponse :</text:span><text:s/>a) Tes reins.</text:p>
            </text:list-item>
            <text:list-item>
              <text:p text:style-name="P23"><text:span text:style-name="T24">Explication :</text:span><text:s/>Les mangroves filtrent l’eau et retiennent les polluants, tout comme les reins nettoient le sang dans ton corps.</text:p>
            </text:list-item>
          </text:list>
        </text:list-item>
      </text:list>
      <text:p text:style-name="Normal"><draw:custom-shape svg:x="0in" svg:y="0in" svg:width="44.06736in" svg:height="0.00139in" draw:z-index="0" draw:id="id2" draw:style-name="a2" draw:name="Horizontal Line 252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35" text:continue-numbering="true">
        <text:list-item>
          <text:p text:style-name="P25"><text:span text:style-name="T26">Le phytoplancton</text:span></text:p>
          <text:list text:continue-numbering="true">
            <text:list-item>
              <text:p text:style-name="P27"><text:span text:style-name="T28">Question :</text:span><text:s/>"Salut, on est microscopiques, mais on produit la moitié de l’oxygène que tu respires ! Si on était dans ton corps, on jouerait le rôle de quoi ?"<text:line-break/>a) Les cellules<text:line-break/>b) Les poumons<text:line-break/>c) Les muscles<text:line-break/>d) Les yeux</text:p>
            </text:list-item>
            <text:list-item>
              <text:p text:style-name="P29"><text:span text:style-name="T30">Réponse :</text:span><text:s/>b) Les poumons.</text:p>
            </text:list-item>
            <text:list-item>
              <text:p text:style-name="P31"><text:span text:style-name="T32">Explication :</text:span><text:s/>Le phytoplancton produit une grande quantité d’oxygène, tout comme tes poumons le font pour ton corps.</text:p>
            </text:list-item>
          </text:list>
        </text:list-item>
      </text:list>
      <text:p text:style-name="Normal"><draw:custom-shape svg:x="0in" svg:y="0in" svg:width="44.06736in" svg:height="0.00139in" draw:z-index="0" draw:id="id3" draw:style-name="a3" draw:name="Horizontal Line 253" text:anchor-type="as-char"><svg:title/><svg:desc/><draw:enhanced-geometry draw:type="non-primitive" svg:viewBox="0 0 21600 21600" draw:enhanced-path="M 0 0 L 21600 0 21600 21600 0 21600 Z N"/></draw:custom-shape></text:p>
      <text:list text:style-name="LFO36" text:continue-numbering="true">
        <text:list-item>
          <text:p text:style-name="P33"><text:span text:style-name="T34">Les courants marins</text:span></text:p>
          <text:list text:continue-numbering="true">
            <text:list-item>
              <text:p text:style-name="P35"><text:span text:style-name="T36">Question :</text:span><text:s/>"Je connecte les océans entre eux, je transporte de l’eau, des nutriments et de la chaleur. Si j’étais dans ton corps, je serais quoi ?"<text:line-break/>a) Le cerveau<text:line-break/>b) Le système nerveux<text:line-break/>c) Les veines<text:line-break/>d) Les artères</text:p>
            </text:list-item>
            <text:list-item>
              <text:p text:style-name="P37"><text:span text:style-name="T38">Réponse :</text:span><text:s/>c) Les veines.</text:p>
            </text:list-item>
            <text:list-item>
              <text:p text:style-name="P39"><text:span text:style-name="T40">Explication :</text:span><text:s/>Les courants marins transportent l’eau et les nutriments dans les océans, tout comme les veines transportent le sang et les nutriments dans ton corps.</text:p>
            </text:list-item>
          </text:list>
        </text:list-item>
      </text:list>
      <text:p text:style-name="Normal"><draw:custom-shape svg:x="0in" svg:y="0in" svg:width="44.06736in" svg:height="0.00139in" draw:z-index="0" draw:id="id4" draw:style-name="a4" draw:name="Horizontal Line 254" text:anchor-type="as-char"><svg:title/><svg:desc/><draw:enhanced-geometry draw:type="non-primitive" svg:viewBox="0 0 21600 21600" draw:enhanced-path="M 0 0 L 21600 0 21600 21600 0 21600 Z N"/></draw:custom-shape></text:p>
      <text:list text:style-name="LFO37" text:continue-numbering="true">
        <text:list-item>
          <text:p text:style-name="P41"><text:span text:style-name="T42">Les vagues</text:span></text:p>
          <text:list text:continue-numbering="true">
            <text:list-item>
              <text:p text:style-name="P43"><text:span text:style-name="T44">Question :</text:span><text:s/>"C’est nous, les vagues ! On est en mouvement constant grâce au vent. Si on était dans ton corps, qu’est-ce qu’on serait ?"<text:line-break/>a) Les muscles<text:line-break/>b) Les poumons<text:line-break/>c) Les artères<text:line-break/>d) Le système digestif</text:p>
            </text:list-item>
            <text:list-item>
              <text:p text:style-name="P45"><text:span text:style-name="T46">Réponse :</text:span><text:s/>a) Les muscles.</text:p>
            </text:list-item>
            <text:list-item>
              <text:p text:style-name="P47"><text:span text:style-name="T48">Explication :</text:span><text:s/>Les vagues bougent grâce à l’énergie du vent, tout comme les muscles permettent à ton corps de se mouvoir.</text:p>
            </text:list-item>
          </text:list>
        </text:list-item>
      </text:list>
      <text:p text:style-name="Normal"><draw:custom-shape svg:x="0in" svg:y="0in" svg:width="44.06736in" svg:height="0.00139in" draw:z-index="0" draw:id="id5" draw:style-name="a5" draw:name="Horizontal Line 255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38" text:continue-numbering="true">
        <text:list-item>
          <text:p text:style-name="P49"><text:span text:style-name="T50">Les abysses</text:span></text:p>
          <text:list text:continue-numbering="true">
            <text:list-item>
              <text:p text:style-name="P51"><text:span text:style-name="T52">Question :</text:span><text:s/>"Coucou, on est les abysses, les profondeurs les plus sombres et mystérieuses de l’océan. Si on était dans ton corps, à quoi on ressemblerait ?"<text:line-break/>a) Ton cerveau<text:line-break/>b) Ton estomac<text:line-break/>c) Ton cœur<text:line-break/>d) Tes os</text:p>
            </text:list-item>
            <text:list-item>
              <text:p text:style-name="P53"><text:span text:style-name="T54">Réponse :</text:span><text:s/>b) Ton estomac.</text:p>
            </text:list-item>
            <text:list-item>
              <text:p text:style-name="P55"><text:span text:style-name="T56">Explication :</text:span><text:s/>Les abysses décomposent les matières organiques, tout comme l’estomac digère les aliments pour en tirer de l’énergie.</text:p>
            </text:list-item>
          </text:list>
        </text:list-item>
      </text:list>
      <text:p text:style-name="Normal"><draw:custom-shape svg:x="0in" svg:y="0in" svg:width="44.06736in" svg:height="0.00139in" draw:z-index="0" draw:id="id6" draw:style-name="a6" draw:name="Horizontal Line 256" text:anchor-type="as-char"><svg:title/><svg:desc/><draw:enhanced-geometry draw:type="non-primitive" svg:viewBox="0 0 21600 21600" draw:enhanced-path="M 0 0 L 21600 0 21600 21600 0 21600 Z N"/></draw:custom-shape></text:p>
      <text:list text:style-name="LFO39" text:continue-numbering="true">
        <text:list-item>
          <text:p text:style-name="P57"><text:span text:style-name="T58">La bioluminescence</text:span></text:p>
          <text:list text:continue-numbering="true">
            <text:list-item>
              <text:p text:style-name="P59"><text:span text:style-name="T60">Question :</text:span><text:s/>"Salut, je suis la lumière magique des profondeurs, j’éclaire là où il fait tout noir. Si j’étais dans ton corps, tu me trouverais où ?"<text:line-break/>a) Dans tes yeux<text:line-break/>b) Dans tes ongles<text:line-break/>c) Dans ton foie<text:line-break/>d) Dans ton cerveau</text:p>
            </text:list-item>
            <text:list-item>
              <text:p text:style-name="P61"><text:span text:style-name="T62">Réponse :</text:span><text:s/>a) Dans tes yeux.</text:p>
            </text:list-item>
            <text:list-item>
              <text:p text:style-name="P63"><text:span text:style-name="T64">Explication :</text:span><text:s/>La bioluminescence éclaire les zones sombres de l’océan, comme les yeux éclairent ta vision du monde.</text:p>
            </text:list-item>
          </text:list>
        </text:list-item>
      </text:list>
      <text:p text:style-name="Normal"><draw:custom-shape svg:x="0in" svg:y="0in" svg:width="44.06736in" svg:height="0.00139in" draw:z-index="0" draw:id="id7" draw:style-name="a7" draw:name="Horizontal Line 257" text:anchor-type="as-char"><svg:title/><svg:desc/><draw:enhanced-geometry draw:type="non-primitive" svg:viewBox="0 0 21600 21600" draw:enhanced-path="M 0 0 L 21600 0 21600 21600 0 21600 Z N"/></draw:custom-shape></text:p>
      <text:list text:style-name="LFO40" text:continue-numbering="true">
        <text:list-item>
          <text:p text:style-name="P65"><text:span text:style-name="T66">Les plages de sable</text:span></text:p>
          <text:list text:continue-numbering="true">
            <text:list-item>
              <text:p text:style-name="P67"><text:span text:style-name="T68">Question :</text:span><text:s/>"Hey, c’est moi, la plage ! Je protège l’océan des vagues et je retiens plein de trucs. Si j’étais dans ton corps, qu’est-ce que je serais ?"<text:line-break/>a) Tes cheveux<text:line-break/>b) Ta peau<text:line-break/>c) Tes ongles<text:line-break/>d) Ton foie</text:p>
            </text:list-item>
            <text:list-item>
              <text:p text:style-name="P69"><text:span text:style-name="T70">Réponse :</text:span><text:s/>b) Ta peau.</text:p>
            </text:list-item>
            <text:list-item>
              <text:p text:style-name="P71"><text:span text:style-name="T72">Explication :</text:span><text:s/>La plage agit comme une barrière protectrice pour l’océan, tout comme la peau protège ton corps des agressions extérieures.</text:p>
            </text:list-item>
          </text:list>
        </text:list-item>
      </text:list>
      <text:p text:style-name="Normal"><draw:custom-shape svg:x="0in" svg:y="0in" svg:width="44.06736in" svg:height="0.00139in" draw:z-index="0" draw:id="id8" draw:style-name="a8" draw:name="Horizontal Line 258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41" text:continue-numbering="true">
        <text:list-item>
          <text:p text:style-name="P73"><text:span text:style-name="T74">Les algues géantes (kelp)</text:span></text:p>
        </text:list-item>
      </text:list>
      <text:list text:style-name="LFO42" text:continue-numbering="true">
        <text:list-item>
          <text:p text:style-name="P75"><text:span text:style-name="T76">Question :</text:span><text:s/>"Hello, on est les forêts sous-marines qui abritent plein de créatures et protègent les côtes. Si on était dans ton corps, on ressemblerait à quoi ?"<text:line-break/>a) Les cheveux<text:line-break/>b) Les muscles<text:line-break/>c) Les veines<text:line-break/>d) Les os</text:p>
        </text:list-item>
        <text:list-item>
          <text:p text:style-name="P77"><text:span text:style-name="T78">Réponse :</text:span><text:s/>a) Les cheveux.</text:p>
        </text:list-item>
        <text:list-item>
          <text:p text:style-name="P79"><text:span text:style-name="T80">Explication :</text:span><text:s/>Les algues géantes forment des barrières naturelles et attrapent les particules dans l’eau, comme les cheveux protègent la tête et capturent la poussière.</text:p>
        </text:list-item>
      </text:list>
      <text:p text:style-name="Normal"><draw:custom-shape svg:x="0in" svg:y="0in" svg:width="45.51042in" svg:height="0.00139in" draw:z-index="0" draw:id="id9" draw:style-name="a9" draw:name="Horizontal Line 259" text:anchor-type="as-char"><svg:title/><svg:desc/><draw:enhanced-geometry draw:type="non-primitive" svg:viewBox="0 0 21600 21600" draw:enhanced-path="M 0 0 L 21600 0 21600 21600 0 21600 Z N"/></draw:custom-shape></text:p>
      <text:list text:style-name="LFO43" text:continue-numbering="true">
        <text:list-item>
          <text:p text:style-name="P81"><text:span text:style-name="T82">Les volcans sous-marins</text:span></text:p>
        </text:list-item>
      </text:list>
      <text:list text:style-name="LFO44" text:continue-numbering="true">
        <text:list-item>
          <text:p text:style-name="P83"><text:span text:style-name="T84">Question :</text:span><text:s/>"Je suis un volcan sous l’eau, je libère de l’énergie et crée de nouvelles terres. Si j’étais dans ton corps, je serais quoi ?"<text:line-break/>a) Ton cœur<text:line-break/>b) Ton foie<text:line-break/>c) Tes muscles<text:line-break/>d) Ton estomac</text:p>
        </text:list-item>
        <text:list-item>
          <text:p text:style-name="P85"><text:span text:style-name="T86">Réponse :</text:span><text:s/>d) Ton estomac.</text:p>
        </text:list-item>
        <text:list-item>
          <text:p text:style-name="P87"><text:span text:style-name="T88">Explication :</text:span><text:s/>Les volcans sous-marins transforment la matière en énergie, tout comme ton estomac digère les aliments pour alimenter ton corps.</text:p>
        </text:list-item>
      </text:list>
      <text:p text:style-name="Normal"><draw:custom-shape svg:x="0in" svg:y="0in" svg:width="45.51042in" svg:height="0.00139in" draw:z-index="0" draw:id="id10" draw:style-name="a10" draw:name="Horizontal Line 270" text:anchor-type="as-char"><svg:title/><svg:desc/><draw:enhanced-geometry draw:type="non-primitive" svg:viewBox="0 0 21600 21600" draw:enhanced-path="M 0 0 L 21600 0 21600 21600 0 21600 Z N"/></draw:custom-shape></text:p>
      <text:list text:style-name="LFO45" text:continue-numbering="true">
        <text:list-item>
          <text:p text:style-name="P89"><text:span text:style-name="T90">Les marées</text:span></text:p>
        </text:list-item>
      </text:list>
      <text:list text:style-name="LFO46" text:continue-numbering="true">
        <text:list-item>
          <text:p text:style-name="P91"><text:span text:style-name="T92">Question :</text:span><text:s/>"Salut, c’est nous, les marées ! On monte, on descend, et on rythme la vie de l’océan. Si on était dans ton corps, qu’est-ce qu’on serait ?"<text:line-break/>a) Ton cœur<text:line-break/>b) Ta respiration<text:line-break/>c) Tes articulations<text:line-break/>d) Ton système digestif</text:p>
        </text:list-item>
        <text:list-item>
          <text:p text:style-name="P93"><text:span text:style-name="T94">Réponse :</text:span><text:s/>b) Ta respiration.</text:p>
        </text:list-item>
        <text:list-item>
          <text:p text:style-name="P95"><text:span text:style-name="T96">Explication :</text:span><text:s/>Les marées, avec leur mouvement régulier, rappellent le rythme de la respiration qui inspire et expire l’air dans ton corps.</text:p>
        </text:list-item>
      </text:list>
      <text:p text:style-name="Normal"><draw:custom-shape svg:x="0in" svg:y="0in" svg:width="45.51042in" svg:height="0.00139in" draw:z-index="0" draw:id="id11" draw:style-name="a11" draw:name="Horizontal Line 322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47" text:continue-numbering="true">
        <text:list-item>
          <text:p text:style-name="P97"><text:span text:style-name="T98">Le phytoplancton</text:span></text:p>
        </text:list-item>
      </text:list>
      <text:list text:style-name="LFO48" text:continue-numbering="true">
        <text:list-item>
          <text:p text:style-name="P99"><text:span text:style-name="T100">Question :</text:span><text:s/>"Hé, c’est nous, les petits phytoplanctons ! On est minuscules, mais on fait des trucs géniaux comme produire de l’oxygène. Si on était dans ton corps, qui serait notre équivalent ?"<text:line-break/>a) Les cellules<text:line-break/>b) Les ongles<text:line-break/>c) Les poumons<text:line-break/>d) Les reins</text:p>
        </text:list-item>
        <text:list-item>
          <text:p text:style-name="P101"><text:span text:style-name="T102">Réponse :</text:span><text:s/>c) Les poumons.</text:p>
        </text:list-item>
        <text:list-item>
          <text:p text:style-name="P103"><text:span text:style-name="T104">Explication :</text:span><text:s/>Les phytoplanctons produisent l’oxygène dont toute la planète a besoin, tout comme les poumons produisent l’oxygène pour ton corps.</text:p>
        </text:list-item>
      </text:list>
      <text:p text:style-name="Normal"><draw:custom-shape svg:x="0in" svg:y="0in" svg:width="45.51042in" svg:height="0.00139in" draw:z-index="0" draw:id="id12" draw:style-name="a12" draw:name="Horizontal Line 323" text:anchor-type="as-char"><svg:title/><svg:desc/><draw:enhanced-geometry draw:type="non-primitive" svg:viewBox="0 0 21600 21600" draw:enhanced-path="M 0 0 L 21600 0 21600 21600 0 21600 Z N"/></draw:custom-shape></text:p>
      <text:list text:style-name="LFO49" text:continue-numbering="true">
        <text:list-item>
          <text:p text:style-name="P105"><text:span text:style-name="T106">Les icebergs</text:span></text:p>
        </text:list-item>
      </text:list>
      <text:list text:style-name="LFO50" text:continue-numbering="true">
        <text:list-item>
          <text:p text:style-name="P107"><text:span text:style-name="T108">Question :</text:span><text:s/>"Hello, je suis un iceberg ! La majorité de ma masse est invisible sous l’eau. Si j’étais dans ton corps, je ressemblerais à quoi ?"<text:line-break/>a) Ton cerveau<text:line-break/>b) Tes os<text:line-break/>c) Tes organes internes<text:line-break/>d) Tes dents</text:p>
        </text:list-item>
        <text:list-item>
          <text:p text:style-name="P109"><text:span text:style-name="T110">Réponse :</text:span><text:s/>a) Ton cerveau.</text:p>
        </text:list-item>
        <text:list-item>
          <text:p text:style-name="P111"><text:span text:style-name="T112">Explication :</text:span><text:s/>L’iceberg, avec sa partie cachée et mystérieuse, est comme ton cerveau, dont la plupart des fonctions sont invisibles mais vitales.</text:p>
        </text:list-item>
      </text:list>
      <text:p text:style-name="Normal"><draw:custom-shape svg:x="0in" svg:y="0in" svg:width="45.51042in" svg:height="0.00139in" draw:z-index="0" draw:id="id13" draw:style-name="a13" draw:name="Horizontal Line 324" text:anchor-type="as-char"><svg:title/><svg:desc/><draw:enhanced-geometry draw:type="non-primitive" svg:viewBox="0 0 21600 21600" draw:enhanced-path="M 0 0 L 21600 0 21600 21600 0 21600 Z N"/></draw:custom-shape></text:p>
      <text:list text:style-name="LFO51" text:continue-numbering="true">
        <text:list-item>
          <text:p text:style-name="P113"><text:span text:style-name="T114">Les tourbillons marins</text:span></text:p>
        </text:list-item>
      </text:list>
      <text:list text:style-name="LFO52" text:continue-numbering="true">
        <text:list-item>
          <text:p text:style-name="P115"><text:span text:style-name="T116">Question :</text:span><text:s/>"Tourne, tourne, je suis un tourbillon marin qui crée de l’énergie en mouvement ! Si j’étais dans ton corps, je serais quoi ?"<text:line-break/>a) Ton cœur<text:line-break/>b) Tes muscles<text:line-break/>c) Tes intestins<text:line-break/>d) Tes poumons</text:p>
        </text:list-item>
        <text:list-item>
          <text:p text:style-name="P117"><text:span text:style-name="T118">Réponse :</text:span><text:s/>b) Tes muscles.</text:p>
        </text:list-item>
        <text:list-item>
          <text:p text:style-name="P119"><text:span text:style-name="T120">Explication :</text:span><text:s/>Les tourbillons marins produisent de l’énergie et des mouvements dans l’océan, tout comme les muscles permettent au corps de bouger et de générer de la force.</text:p>
        </text:list-item>
      </text:list>
      <text:p text:style-name="Normal"><draw:custom-shape svg:x="0in" svg:y="0in" svg:width="45.51042in" svg:height="0.00139in" draw:z-index="0" draw:id="id14" draw:style-name="a14" draw:name="Horizontal Line 325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53" text:continue-numbering="true">
        <text:list-item>
          <text:p text:style-name="P121"><text:span text:style-name="T122">Les récifs artificiels</text:span></text:p>
        </text:list-item>
      </text:list>
      <text:list text:style-name="LFO54" text:continue-numbering="true">
        <text:list-item>
          <text:p text:style-name="P123"><text:span text:style-name="T124">Question :</text:span><text:s/>"Salut, on est des récifs artificiels, créés par l’Homme pour abriter la vie marine. Dans ton corps, on ressemblerait à quoi ?"<text:line-break/>a) Les prothèses<text:line-break/>b) Le système nerveux<text:line-break/>c) Les cellules de réparation<text:line-break/>d) Les muscles</text:p>
        </text:list-item>
        <text:list-item>
          <text:p text:style-name="P125"><text:span text:style-name="T126">Réponse :</text:span><text:s/>a) Les prothèses.</text:p>
        </text:list-item>
        <text:list-item>
          <text:p text:style-name="P127"><text:span text:style-name="T128">Explication :</text:span><text:s/>Les récifs artificiels jouent un rôle de soutien créé par l’Homme, tout comme les prothèses remplacent ou soutiennent des parties du corps humain.</text:p>
        </text:list-item>
      </text:list>
      <text:p text:style-name="Normal"><draw:custom-shape svg:x="0in" svg:y="0in" svg:width="45.51042in" svg:height="0.00139in" draw:z-index="0" draw:id="id15" draw:style-name="a15" draw:name="Horizontal Line 326" text:anchor-type="as-char"><svg:title/><svg:desc/><draw:enhanced-geometry draw:type="non-primitive" svg:viewBox="0 0 21600 21600" draw:enhanced-path="M 0 0 L 21600 0 21600 21600 0 21600 Z N"/></draw:custom-shape></text:p>
      <text:list text:style-name="LFO55" text:continue-numbering="true">
        <text:list-item>
          <text:p text:style-name="P129"><text:span text:style-name="T130">Les sédiments marins</text:span></text:p>
        </text:list-item>
      </text:list>
      <text:list text:style-name="LFO56" text:continue-numbering="true">
        <text:list-item>
          <text:p text:style-name="P131"><text:span text:style-name="T132">Question :</text:span><text:s/>"Coucou, je suis un sédiment marin ! Je me dépose doucement au fond de l’océan et j’accumule des trésors. Si j’étais dans ton corps, je serais quoi ?"<text:line-break/>a) Les cheveux<text:line-break/>b) La mémoire<text:line-break/>c) Les ongles<text:line-break/>d) Les reins</text:p>
        </text:list-item>
        <text:list-item>
          <text:p text:style-name="P133"><text:span text:style-name="T134">Réponse :</text:span><text:s/>b) La mémoire.</text:p>
        </text:list-item>
        <text:list-item>
          <text:p text:style-name="P135"><text:span text:style-name="T136">Explication :</text:span><text:s/>Les sédiments marins conservent des traces du passé de l’océan, tout comme la mémoire conserve les souvenirs dans le cerveau humain.</text:p>
        </text:list-item>
      </text:list>
      <text:p text:style-name="Normal"><draw:custom-shape svg:x="0in" svg:y="0in" svg:width="45.51042in" svg:height="0.00139in" draw:z-index="0" draw:id="id16" draw:style-name="a16" draw:name="Horizontal Line 327" text:anchor-type="as-char"><svg:title/><svg:desc/><draw:enhanced-geometry draw:type="non-primitive" svg:viewBox="0 0 21600 21600" draw:enhanced-path="M 0 0 L 21600 0 21600 21600 0 21600 Z N"/></draw:custom-shape></text:p>
      <text:list text:style-name="LFO57" text:continue-numbering="true">
        <text:list-item>
          <text:p text:style-name="P137"><text:span text:style-name="T138">Les abysses</text:span></text:p>
        </text:list-item>
      </text:list>
      <text:list text:style-name="LFO58" text:continue-numbering="true">
        <text:list-item>
          <text:p text:style-name="P139"><text:span text:style-name="T140">Question :</text:span><text:s/>"C’est nous, les abysses ! On est profonds, sombres et pleins de secrets. Si on était dans ton corps, qu’est-ce qu’on représenterait ?"<text:line-break/>a) Ton estomac<text:line-break/>b) Tes rêves<text:line-break/>c) Tes pensées inconscientes<text:line-break/>d) Ton cœur</text:p>
        </text:list-item>
        <text:list-item>
          <text:p text:style-name="P141"><text:span text:style-name="T142">Réponse :</text:span><text:s/>c) Tes pensées inconscientes.</text:p>
        </text:list-item>
        <text:list-item>
          <text:p text:style-name="P143"><text:span text:style-name="T144">Explication :</text:span><text:s/>Les abysses cachent des mystères inexplorés, tout comme ton inconscient, où résident les pensées et sentiments les plus profonds.</text:p>
        </text:list-item>
      </text:list>
      <text:p text:style-name="Normal"><draw:custom-shape svg:x="0in" svg:y="0in" svg:width="45.51042in" svg:height="0.00139in" draw:z-index="0" draw:id="id17" draw:style-name="a17" draw:name="Horizontal Line 328" text:anchor-type="as-char"><svg:title/><svg:desc/><draw:enhanced-geometry draw:type="non-primitive" svg:viewBox="0 0 21600 21600" draw:enhanced-path="M 0 0 L 21600 0 21600 21600 0 21600 Z N"/></draw:custom-shape></text:p>
      <text:soft-page-break/>
      <text:list text:style-name="LFO59" text:continue-numbering="true">
        <text:list-item>
          <text:p text:style-name="P145"><text:span text:style-name="T146">Le sel marin</text:span></text:p>
        </text:list-item>
      </text:list>
      <text:list text:style-name="LFO60" text:continue-numbering="true">
        <text:list-item>
          <text:p text:style-name="P147"><text:span text:style-name="T148">Question :</text:span><text:s/>"Salut, je suis le sel marin, je rends l’eau salée et je suis essentiel à la vie. Dans ton corps, à quoi est-ce que je ressemblerais ?"<text:line-break/>a) Tes larmes<text:line-break/>b) Ton sang<text:line-break/>c) Ton foie<text:line-break/>d) Tes os</text:p>
        </text:list-item>
        <text:list-item>
          <text:p text:style-name="P149"><text:span text:style-name="T150">Réponse :</text:span><text:s/>b) Ton sang.</text:p>
        </text:list-item>
        <text:list-item>
          <text:p text:style-name="P151"><text:span text:style-name="T152">Explication :</text:span><text:s/>Le sel marin est une composante essentielle de l’eau de mer, tout comme le sel est une composante essentielle du sang humain.</text:p>
        </text:list-item>
      </text:list>
      <text:p text:style-name="Normal"><draw:custom-shape svg:x="0in" svg:y="0in" svg:width="45.51042in" svg:height="0.00139in" draw:z-index="0" draw:id="id18" draw:style-name="a18" draw:name="Horizontal Line 329" text:anchor-type="as-char"><svg:title/><svg:desc/><draw:enhanced-geometry draw:type="non-primitive" svg:viewBox="0 0 21600 21600" draw:enhanced-path="M 0 0 L 21600 0 21600 21600 0 21600 Z N"/></draw:custom-shape></text:p>
      <text:list text:style-name="LFO61" text:continue-numbering="true">
        <text:list-item>
          <text:p text:style-name="P153"><text:span text:style-name="T154">Les poissons-pilotes</text:span></text:p>
        </text:list-item>
      </text:list>
      <text:list text:style-name="LFO62" text:continue-numbering="true">
        <text:list-item>
          <text:p text:style-name="P155"><text:span text:style-name="T156">Question :</text:span><text:s/>"Hello, on est les poissons-pilotes, toujours collés à de gros poissons pour survivre. Si on vivait dans ton corps, qu’est-ce qu’on serait ?"<text:line-break/>a) Les bactéries intestinales<text:line-break/>b) Tes globules rouges<text:line-break/>c) Tes muscles<text:line-break/>d) Ton système nerveux</text:p>
        </text:list-item>
        <text:list-item>
          <text:p text:style-name="P157"><text:span text:style-name="T158">Réponse :</text:span><text:s/>a) Les bactéries intestinales.</text:p>
        </text:list-item>
        <text:list-item>
          <text:p text:style-name="P159"><text:span text:style-name="T160">Explication :</text:span><text:s/>Les poissons-pilotes vivent en symbiose avec de gros poissons pour se nourrir et se protéger, tout comme les bactéries intestinales vivent dans ton système digestif pour maintenir ta santé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list-format-name="NLF0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list-format-name="NLF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1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list-format-name="NLF1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1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list-format-name="NLF1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list-format-name="NLF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1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list-format-name="NLF1" style:num-format="1" text:start-value="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list-format-name="NLF1" style:num-format="1" text:start-value="1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1" style:num-format="1" text:start-value="2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emenceau Edouard</meta:initial-creator>
    <dc:creator>Clemenceau Edouard</dc:creator>
    <meta:creation-date>2024-12-05T18:03:00Z</meta:creation-date>
    <dc:date>2024-12-05T18:30:00Z</dc:date>
    <meta:template xlink:href="Normal.dotm" xlink:type="simple"/>
    <meta:editing-cycles>2</meta:editing-cycles>
    <meta:editing-duration>PT1440S</meta:editing-duration>
    <meta:document-statistic meta:page-count="7" meta:paragraph-count="16" meta:word-count="1255" meta:character-count="8142" meta:row-count="57" meta:non-whitespace-character-count="6903"/>
  </office:meta>
</office:document-meta>
</file>